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3.866cm"/>
    </style:style>
    <style:style style:name="co4" style:family="table-column">
      <style:table-column-properties fo:break-before="auto" style:column-width="5.092cm"/>
    </style:style>
    <style:style style:name="co5" style:family="table-column">
      <style:table-column-properties fo:break-before="auto" style:column-width="2.559cm"/>
    </style:style>
    <style:style style:name="co6" style:family="table-column">
      <style:table-column-properties fo:break-before="auto" style:column-width="4.002cm"/>
    </style:style>
    <style:style style:name="co7" style:family="table-column">
      <style:table-column-properties fo:break-before="auto" style:column-width="4.3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3.372cm" svg:y="0.898cm">
            <draw:object draw:notify-on-update-of-ranges="Sheet1.A2:Sheet1.A5 Sheet1.B2:Sheet1.B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5cm" svg:x="13.271cm" svg:y="10.704cm">
            <draw:object draw:notify-on-update-of-ranges="Sheet1.A8:Sheet1.A11 Sheet1.A8:Sheet1.A11 Sheet1.B8:Sheet1.B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Throughpu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11418" calcext:value-type="float">
            <text:p>0.7114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004879" calcext:value-type="float">
            <text:p>2.0048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56121" calcext:value-type="float">
            <text:p>3.561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228237" calcext:value-type="float">
            <text:p>5.22823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cket Size</text:p>
          </table:table-cell>
          <table:table-cell office:value-type="string" calcext:value-type="string">
            <text:p>Throughput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.826168" calcext:value-type="float">
            <text:p>1.82616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.646501" calcext:value-type="float">
            <text:p>3.64650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.489695" calcext:value-type="float">
            <text:p>4.48969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4.490392" calcext:value-type="float">
            <text:p>4.490392</text:p>
          </table:table-cell>
        </table:table-row>
      </table:table>
      <table:table table:name="Sheet2" table:style-name="ta1">
        <table:shapes>
          <draw:frame draw:z-index="0" draw:style-name="gr1" draw:text-style-name="P1" svg:width="7.942cm" svg:height="4.467cm" svg:x="26.32cm" svg:y="1.191cm">
            <draw:object draw:notify-on-update-of-ranges="Sheet2.A4:Sheet2.A8 Sheet2.B4:Sheet2.B8 Sheet2.C4:Sheet2.C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7.843cm" svg:height="4.942cm" svg:x="35.632cm" svg:y="0.983cm">
            <draw:object draw:notify-on-update-of-ranges="Sheet2.A4:Sheet2.A8 Sheet2.D4:Sheet2.D8 Sheet2.E4:Sheet2.E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8.118cm" svg:height="4.57cm" svg:x="46.117cm" svg:y="1.542cm">
            <draw:object draw:notify-on-update-of-ranges="Sheet2.A4:Sheet2.A8 Sheet2.F4:Sheet2.F8 Sheet2.G4:Sheet2.G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9.647cm" svg:height="4.994cm" svg:x="0.825cm" svg:y="12.671cm">
            <draw:object draw:notify-on-update-of-ranges="Sheet2.A13:Sheet2.A17 Sheet2.B13:Sheet2.B17 Sheet2.C13:Sheet2.C1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style-name="gr1" draw:text-style-name="P1" svg:width="8.713cm" svg:height="5.02cm" svg:x="11.462cm" svg:y="12.857cm">
            <draw:object draw:notify-on-update-of-ranges="Sheet2.A13:Sheet2.A17 Sheet2.D13:Sheet2.D17 Sheet2.E13:Sheet2.E1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5" draw:style-name="gr1" draw:text-style-name="P1" svg:width="8.653cm" svg:height="4.867cm" svg:x="20.503cm" svg:y="12.983cm">
            <draw:object draw:notify-on-update-of-ranges="Sheet2.A13:Sheet2.A17 Sheet2.F13:Sheet2.F17 Sheet2.G13:Sheet2.G1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6" draw:style-name="gr1" draw:text-style-name="P1" svg:width="9.594cm" svg:height="5.396cm" svg:x="0.892cm" svg:y="18.633cm">
            <draw:object draw:notify-on-update-of-ranges="Sheet2.A22:Sheet2.A26 Sheet2.B22:Sheet2.B26 Sheet2.C22:Sheet2.C2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7" draw:style-name="gr1" draw:text-style-name="P1" svg:width="8.602cm" svg:height="4.838cm" svg:x="11.835cm" svg:y="19.066cm">
            <draw:object draw:notify-on-update-of-ranges="Sheet2.A22:Sheet2.A26 Sheet2.D22:Sheet2.D26 Sheet2.E22:Sheet2.E2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8" draw:style-name="gr1" draw:text-style-name="P1" svg:width="10.939cm" svg:height="5.313cm" svg:x="21.659cm" svg:y="18.992cm">
            <draw:object draw:notify-on-update-of-ranges="Sheet2.A22:Sheet2.A26 Sheet2.F22:Sheet2.F26 Sheet2.G22:Sheet2.G26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3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ow Traffic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TCP Taho</text:p>
          </table:table-cell>
          <table:table-cell office:value-type="string" calcext:value-type="string">
            <text:p>TCP Reno</text:p>
          </table:table-cell>
          <table:table-cell office:value-type="string" calcext:value-type="string">
            <text:p>TCP Taho</text:p>
          </table:table-cell>
          <table:table-cell office:value-type="string" calcext:value-type="string">
            <text:p>TCP Reno</text:p>
          </table:table-cell>
          <table:table-cell office:value-type="string" calcext:value-type="string">
            <text:p>TCP Taho</text:p>
          </table:table-cell>
          <table:table-cell office:value-type="string" calcext:value-type="string">
            <text:p>TCP Re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 Interval</text:p>
          </table:table-cell>
          <table:table-cell office:value-type="string" calcext:value-type="string">
            <text:p>Congestion </text:p>
          </table:table-cell>
          <table:table-cell office:value-type="string" calcext:value-type="string">
            <text:p>Congestion</text:p>
          </table:table-cell>
          <table:table-cell table:number-columns-repeated="3" office:value-type="string" calcext:value-type="string">
            <text:p>Overhead</text:p>
          </table:table-cell>
          <table:table-cell office:value-type="string" calcext:value-type="string">
            <text:p>PDR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3" calcext:value-type="float">
            <text:p>3.3</text:p>
          </table:table-cell>
          <table:table-cell office:value-type="float" office:value="3.2" calcext:value-type="float">
            <text:p>3.2</text:p>
          </table:table-cell>
          <table:table-cell office:value-type="float" office:value="0.494308" calcext:value-type="float">
            <text:p>0.494308</text:p>
          </table:table-cell>
          <table:table-cell office:value-type="float" office:value="0.495023" calcext:value-type="float">
            <text:p>0.495023</text:p>
          </table:table-cell>
          <table:table-cell table:style-name="Default" office:value-type="float" office:value="1.993122" calcext:value-type="float">
            <text:p>1.993122</text:p>
          </table:table-cell>
          <table:table-cell office:value-type="float" office:value="1.993225" calcext:value-type="float">
            <text:p>1.99322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0.500333" calcext:value-type="float">
            <text:p>0.500333</text:p>
          </table:table-cell>
          <table:table-cell office:value-type="float" office:value="0.499601" calcext:value-type="float">
            <text:p>0.499601</text:p>
          </table:table-cell>
          <table:table-cell table:style-name="Default" office:value-type="float" office:value="2.001941" calcext:value-type="float">
            <text:p>2.00194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3" calcext:value-type="float">
            <text:p>1.3</text:p>
          </table:table-cell>
          <table:table-cell office:value-type="float" office:value="1.8" calcext:value-type="float">
            <text:p>1.8</text:p>
          </table:table-cell>
          <table:table-cell office:value-type="float" office:value="0.500423" calcext:value-type="float">
            <text:p>0.500423</text:p>
          </table:table-cell>
          <table:table-cell office:value-type="float" office:value="0.500214" calcext:value-type="float">
            <text:p>0.500214</text:p>
          </table:table-cell>
          <table:table-cell table:style-name="Default" office:value-type="float" office:value="1.998792" calcext:value-type="float">
            <text:p>1.99879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0.50006" calcext:value-type="float">
            <text:p>0.50006</text:p>
          </table:table-cell>
          <table:table-cell office:value-type="float" office:value="0.499664" calcext:value-type="float">
            <text:p>0.499664</text:p>
          </table:table-cell>
          <table:table-cell table:style-name="Default" office:value-type="float" office:value="1.99831" calcext:value-type="float">
            <text:p>1.99831</text:p>
          </table:table-cell>
          <table:table-cell office:value-type="float" office:value="1.997805" calcext:value-type="float">
            <text:p>1.997805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0.499638" calcext:value-type="float">
            <text:p>0.499638</text:p>
          </table:table-cell>
          <table:table-cell office:value-type="float" office:value="0.499693" calcext:value-type="float">
            <text:p>0.499693</text:p>
          </table:table-cell>
          <table:table-cell table:style-name="Default" office:value-type="float" office:value="2.000966" calcext:value-type="float">
            <text:p>2.000966</text:p>
          </table:table-cell>
          <table:table-cell office:value-type="float" office:value="1.999755" calcext:value-type="float">
            <text:p>1.99975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Medium Traffic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TCP Taho</text:p>
          </table:table-cell>
          <table:table-cell office:value-type="string" calcext:value-type="string">
            <text:p>TCP Reno</text:p>
          </table:table-cell>
          <table:table-cell office:value-type="string" calcext:value-type="string">
            <text:p>TCP Taho</text:p>
          </table:table-cell>
          <table:table-cell office:value-type="string" calcext:value-type="string">
            <text:p>TCP Reno</text:p>
          </table:table-cell>
          <table:table-cell office:value-type="string" calcext:value-type="string">
            <text:p>TCP Taho</text:p>
          </table:table-cell>
          <table:table-cell office:value-type="string" calcext:value-type="string">
            <text:p>TCP Re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 Interval</text:p>
          </table:table-cell>
          <table:table-cell office:value-type="string" calcext:value-type="string">
            <text:p>Congestion </text:p>
          </table:table-cell>
          <table:table-cell office:value-type="string" calcext:value-type="string">
            <text:p>Congestion</text:p>
          </table:table-cell>
          <table:table-cell table:number-columns-repeated="3" office:value-type="string" calcext:value-type="string">
            <text:p>Overhead</text:p>
          </table:table-cell>
          <table:table-cell office:value-type="string" calcext:value-type="string">
            <text:p>PDR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2" calcext:value-type="float">
            <text:p>11.2</text:p>
          </table:table-cell>
          <table:table-cell office:value-type="float" office:value="11.4" calcext:value-type="float">
            <text:p>11.4</text:p>
          </table:table-cell>
          <table:table-cell office:value-type="float" office:value="0.494036" calcext:value-type="float">
            <text:p>0.494036</text:p>
          </table:table-cell>
          <table:table-cell office:value-type="float" office:value="0.495005" calcext:value-type="float">
            <text:p>0.495005</text:p>
          </table:table-cell>
          <table:table-cell office:value-type="float" office:value="1.991223" calcext:value-type="float">
            <text:p>1.991223</text:p>
          </table:table-cell>
          <table:table-cell office:value-type="float" office:value="1.992705" calcext:value-type="float">
            <text:p>1.992705</text:p>
          </table:table-cell>
          <table:table-cell table:style-name="Default"/>
          <table:table-cell table:number-columns-repeated="2"/>
          <table:table-cell table:style-name="ce1"/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.5" calcext:value-type="float">
            <text:p>10.5</text:p>
          </table:table-cell>
          <table:table-cell office:value-type="float" office:value="8.2" calcext:value-type="float">
            <text:p>8.2</text:p>
          </table:table-cell>
          <table:table-cell office:value-type="float" office:value="0.498337" calcext:value-type="float">
            <text:p>0.498337</text:p>
          </table:table-cell>
          <table:table-cell office:value-type="float" office:value="0.498418" calcext:value-type="float">
            <text:p>0.498418</text:p>
          </table:table-cell>
          <table:table-cell office:value-type="float" office:value="1.998714" calcext:value-type="float">
            <text:p>1.998714</text:p>
          </table:table-cell>
          <table:table-cell office:value-type="float" office:value="1.997473" calcext:value-type="float">
            <text:p>1.997473</text:p>
          </table:table-cell>
          <table:table-cell table:style-name="Default"/>
          <table:table-cell table:number-columns-repeated="2"/>
          <table:table-cell table:style-name="ce1"/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.7" calcext:value-type="float">
            <text:p>12.7</text:p>
          </table:table-cell>
          <table:table-cell office:value-type="float" office:value="9.4" calcext:value-type="float">
            <text:p>9.4</text:p>
          </table:table-cell>
          <table:table-cell office:value-type="float" office:value="0.498979" calcext:value-type="float">
            <text:p>0.498979</text:p>
          </table:table-cell>
          <table:table-cell office:value-type="float" office:value="0.499515" calcext:value-type="float">
            <text:p>0.499515</text:p>
          </table:table-cell>
          <table:table-cell office:value-type="float" office:value="1.997389" calcext:value-type="float">
            <text:p>1.997389</text:p>
          </table:table-cell>
          <table:table-cell office:value-type="float" office:value="1.997739" calcext:value-type="float">
            <text:p>1.997739</text:p>
          </table:table-cell>
          <table:table-cell table:style-name="Default"/>
          <table:table-cell table:number-columns-repeated="2"/>
          <table:table-cell table:style-name="ce1"/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.8" calcext:value-type="float">
            <text:p>10.8</text:p>
          </table:table-cell>
          <table:table-cell office:value-type="float" office:value="11.2" calcext:value-type="float">
            <text:p>11.2</text:p>
          </table:table-cell>
          <table:table-cell office:value-type="float" office:value="0.498491" calcext:value-type="float">
            <text:p>0.498491</text:p>
          </table:table-cell>
          <table:table-cell office:value-type="float" office:value="0.498812" calcext:value-type="float">
            <text:p>0.498812</text:p>
          </table:table-cell>
          <table:table-cell office:value-type="float" office:value="1.99776" calcext:value-type="float">
            <text:p>1.99776</text:p>
          </table:table-cell>
          <table:table-cell office:value-type="float" office:value="1.998786" calcext:value-type="float">
            <text:p>1.998786</text:p>
          </table:table-cell>
          <table:table-cell table:style-name="Default"/>
          <table:table-cell table:number-columns-repeated="2"/>
          <table:table-cell table:style-name="ce1"/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.9" calcext:value-type="float">
            <text:p>11.9</text:p>
          </table:table-cell>
          <table:table-cell office:value-type="float" office:value="8.6" calcext:value-type="float">
            <text:p>8.6</text:p>
          </table:table-cell>
          <table:table-cell office:value-type="float" office:value="0.500252" calcext:value-type="float">
            <text:p>0.500252</text:p>
          </table:table-cell>
          <table:table-cell office:value-type="float" office:value="0.499773" calcext:value-type="float">
            <text:p>0.499773</text:p>
          </table:table-cell>
          <table:table-cell office:value-type="float" office:value="2.000106" calcext:value-type="float">
            <text:p>2.000106</text:p>
          </table:table-cell>
          <table:table-cell office:value-type="float" office:value="1.998288" calcext:value-type="float">
            <text:p>1.998288</text:p>
          </table:table-cell>
          <table:table-cell table:style-name="Default"/>
          <table:table-cell table:number-columns-repeated="2"/>
          <table:table-cell table:style-name="ce1"/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High Traffic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TCP Taho</text:p>
          </table:table-cell>
          <table:table-cell office:value-type="string" calcext:value-type="string">
            <text:p>TCP Reno</text:p>
          </table:table-cell>
          <table:table-cell office:value-type="string" calcext:value-type="string">
            <text:p>TCP Taho</text:p>
          </table:table-cell>
          <table:table-cell office:value-type="string" calcext:value-type="string">
            <text:p>TCP Reno</text:p>
          </table:table-cell>
          <table:table-cell office:value-type="string" calcext:value-type="string">
            <text:p>TCP Taho</text:p>
          </table:table-cell>
          <table:table-cell office:value-type="string" calcext:value-type="string">
            <text:p>TCP Re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 Interval</text:p>
          </table:table-cell>
          <table:table-cell office:value-type="string" calcext:value-type="string">
            <text:p>Congestion </text:p>
          </table:table-cell>
          <table:table-cell office:value-type="string" calcext:value-type="string">
            <text:p>Congestion</text:p>
          </table:table-cell>
          <table:table-cell table:number-columns-repeated="2" office:value-type="string" calcext:value-type="string">
            <text:p>Overhead</text:p>
          </table:table-cell>
          <table:table-cell table:number-columns-repeated="2" office:value-type="string" calcext:value-type="string">
            <text:p>PDR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.6" calcext:value-type="float">
            <text:p>19.6</text:p>
          </table:table-cell>
          <table:table-cell office:value-type="float" office:value="14.3" calcext:value-type="float">
            <text:p>14.3</text:p>
          </table:table-cell>
          <table:table-cell office:value-type="float" office:value="0.49526" calcext:value-type="float">
            <text:p>0.49526</text:p>
          </table:table-cell>
          <table:table-cell office:value-type="float" office:value="0.495618" calcext:value-type="float">
            <text:p>0.495618</text:p>
          </table:table-cell>
          <table:table-cell office:value-type="float" office:value="2.159918" calcext:value-type="float">
            <text:p>2.159918</text:p>
          </table:table-cell>
          <table:table-cell office:value-type="float" office:value="2.162423" calcext:value-type="float">
            <text:p>2.162423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.4" calcext:value-type="float">
            <text:p>14.4</text:p>
          </table:table-cell>
          <table:table-cell office:value-type="float" office:value="11.6" calcext:value-type="float">
            <text:p>11.6</text:p>
          </table:table-cell>
          <table:table-cell office:value-type="float" office:value="0.498042" calcext:value-type="float">
            <text:p>0.498042</text:p>
          </table:table-cell>
          <table:table-cell office:value-type="float" office:value="0.49812" calcext:value-type="float">
            <text:p>0.49812</text:p>
          </table:table-cell>
          <table:table-cell office:value-type="float" office:value="2.163054" calcext:value-type="float">
            <text:p>2.163054</text:p>
          </table:table-cell>
          <table:table-cell office:value-type="float" office:value="2.161453" calcext:value-type="float">
            <text:p>2.161453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.3" calcext:value-type="float">
            <text:p>19.3</text:p>
          </table:table-cell>
          <table:table-cell office:value-type="float" office:value="14.1" calcext:value-type="float">
            <text:p>14.1</text:p>
          </table:table-cell>
          <table:table-cell office:value-type="float" office:value="0.498819" calcext:value-type="float">
            <text:p>0.498819</text:p>
          </table:table-cell>
          <table:table-cell office:value-type="float" office:value="0.500214" calcext:value-type="float">
            <text:p>0.500214</text:p>
          </table:table-cell>
          <table:table-cell office:value-type="float" office:value="2.164214" calcext:value-type="float">
            <text:p>2.164214</text:p>
          </table:table-cell>
          <table:table-cell office:value-type="float" office:value="2.177829" calcext:value-type="float">
            <text:p>2.17782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0.498385" calcext:value-type="float">
            <text:p>0.498385</text:p>
          </table:table-cell>
          <table:table-cell office:value-type="float" office:value="0.498515" calcext:value-type="float">
            <text:p>0.498515</text:p>
          </table:table-cell>
          <table:table-cell office:value-type="float" office:value="2.170439" calcext:value-type="float">
            <text:p>2.170439</text:p>
          </table:table-cell>
          <table:table-cell office:value-type="float" office:value="2.180467" calcext:value-type="float">
            <text:p>2.180467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.6" calcext:value-type="float">
            <text:p>14.6</text:p>
          </table:table-cell>
          <table:table-cell office:value-type="float" office:value="16.1" calcext:value-type="float">
            <text:p>16.1</text:p>
          </table:table-cell>
          <table:table-cell office:value-type="float" office:value="0.49809" calcext:value-type="float">
            <text:p>0.49809</text:p>
          </table:table-cell>
          <table:table-cell office:value-type="float" office:value="0.498449" calcext:value-type="float">
            <text:p>0.498449</text:p>
          </table:table-cell>
          <table:table-cell office:value-type="float" office:value="2.165" calcext:value-type="float">
            <text:p>2.165</text:p>
          </table:table-cell>
          <table:table-cell office:value-type="float" office:value="2.174287" calcext:value-type="float">
            <text:p>2.174287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1" table:number-columns-repeated="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/>
        </table:table-row>
        <table:table-row table:style-name="ro1" table:number-rows-repeated="3">
          <table:table-cell table:number-columns-repeated="7"/>
          <table:table-cell table:style-name="Default"/>
          <table:table-cell table:number-columns-repeated="2"/>
          <table:table-cell table:style-name="ce1"/>
          <table:table-cell/>
        </table:table-row>
        <table:table-row table:style-name="ro1">
          <table:table-cell table:number-columns-repeated="9"/>
          <table:table-cell table:style-name="ce1"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1" table:number-columns-repeated="3"/>
        </table:table-row>
        <table:table-row table:style-name="ro1" table:number-rows-repeated="4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ce1"/>
          <table:table-cell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3"/>
        </table:table-row>
        <table:table-row table:style-name="ro1" table:number-rows-repeated="4"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6T16:12:42.229294422</meta:creation-date>
    <meta:editing-duration>PT17M26S</meta:editing-duration>
    <meta:editing-cycles>3</meta:editing-cycles>
    <meta:generator>LibreOffice/7.3.5.2$Linux_X86_64 LibreOffice_project/30$Build-2</meta:generator>
    <dc:date>2022-09-26T17:12:07.504678595</dc:date>
    <meta:document-statistic meta:table-count="2" meta:cell-count="167" meta:object-count="1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A2:Sheet1.B5" chart:data-source-has-labels="column" svg:x="1.331cm" svg:y="0.18cm" svg:width="11.497cm" svg:height="7.659cm">
          <chart:coordinate-region svg:x="1.767cm" svg:y="0.379cm" svg:width="10.874cm" svg:height="6.813cm"/>
          <chart:axis chart:dimension="x" chart:name="primary-x" chart:style-name="ch4" chartooo:axis-type="auto">
            <chartooo:date-scale/>
            <chart:title svg:x="6.545cm" svg:y="8.019cm" chart:style-name="ch5">
              <text:p>Nodes</text:p>
            </chart:title>
            <chart:categories table:cell-range-address="Sheet1.A2:Sheet1.A5"/>
          </chart:axis>
          <chart:axis chart:dimension="y" chart:name="primary-y" chart:style-name="ch4">
            <chart:title svg:x="0.451cm" svg:y="4.9cm" chart:style-name="ch6">
              <text:p>Throughput</text:p>
            </chart:title>
            <chart:grid chart:style-name="ch7" chart:class="major"/>
          </chart:axis>
          <chart:series chart:style-name="ch8" chart:values-cell-range-address="Sheet1.B2:Sheet1.B5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2:Sheet1.A5</svg:desc>
                </draw:g>
              </table:table-cell>
              <table:table-cell office:value-type="float" office:value="0.711418">
                <text:p>0.711418</text:p>
                <draw:g>
                  <svg:desc>Sheet1.B2:Sheet1.B5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004879">
                <text:p>2.00487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56121">
                <text:p>3.5612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.228237">
                <text:p>5.2282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603cm" svg:height="4.839cm" xlink:href=".." xlink:type="simple" chart:class="chart:line" chart:style-name="ch1">
        <chart:legend chart:legend-position="end" svg:x="5.751cm" svg:y="1.871cm" style:legend-expansion="high" chart:style-name="ch2"/>
        <chart:plot-area chart:style-name="ch3" table:cell-range-address="Sheet2.A22:Sheet2.A26 Sheet2.D22:Sheet2.E26" chart:data-source-has-labels="column" svg:x="1.183cm" svg:y="0.096cm" svg:width="4.396cm" svg:height="3.666cm">
          <chart:coordinate-region svg:x="2.281cm" svg:y="0.295cm" svg:width="3.111cm" svg:height="2.82cm"/>
          <chart:axis chart:dimension="x" chart:name="primary-x" chart:style-name="ch4" chartooo:axis-type="auto">
            <chartooo:date-scale/>
            <chart:title svg:x="1.988cm" svg:y="3.858cm" chart:style-name="ch5">
              <text:p>Simulation Interval</text:p>
            </chart:title>
            <chart:categories table:cell-range-address="Sheet2.A22:Sheet2.A26"/>
          </chart:axis>
          <chart:axis chart:dimension="y" chart:name="primary-y" chart:style-name="ch4">
            <chart:title svg:x="0.451cm" svg:y="2.701cm" chart:style-name="ch6">
              <text:p>Overhead</text:p>
            </chart:title>
            <chart:grid chart:style-name="ch7" chart:class="major"/>
          </chart:axis>
          <chart:series chart:style-name="ch8" chart:values-cell-range-address="Sheet2.D22:Sheet2.D26" chart:class="chart:line">
            <chart:data-point chart:repeated="5"/>
          </chart:series>
          <chart:series chart:style-name="ch9" chart:values-cell-range-address="Sheet2.E22:Sheet2.E26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2.A22:Sheet2.A26</svg:desc>
                </draw:g>
              </table:table-cell>
              <table:table-cell office:value-type="float" office:value="0.49526">
                <text:p>0.49526</text:p>
                <draw:g>
                  <svg:desc>Sheet2.D22:Sheet2.D26</svg:desc>
                </draw:g>
              </table:table-cell>
              <table:table-cell office:value-type="float" office:value="0.495618">
                <text:p>0.495618</text:p>
                <draw:g>
                  <svg:desc>Sheet2.E22:Sheet2.E26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98042">
                <text:p>0.498042</text:p>
              </table:table-cell>
              <table:table-cell office:value-type="float" office:value="0.49812">
                <text:p>0.4981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498819">
                <text:p>0.498819</text:p>
              </table:table-cell>
              <table:table-cell office:value-type="float" office:value="0.500214">
                <text:p>0.50021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498385">
                <text:p>0.498385</text:p>
              </table:table-cell>
              <table:table-cell office:value-type="float" office:value="0.498515">
                <text:p>0.49851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49809">
                <text:p>0.49809</text:p>
              </table:table-cell>
              <table:table-cell office:value-type="float" office:value="0.498449">
                <text:p>0.49844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94cm" svg:height="5.314cm" xlink:href=".." xlink:type="simple" chart:class="chart:line" chart:style-name="ch1">
        <chart:legend chart:legend-position="end" svg:x="8.061cm" svg:y="2.109cm" style:legend-expansion="high" chart:style-name="ch2"/>
        <chart:plot-area chart:style-name="ch3" table:cell-range-address="Sheet2.A22:Sheet2.A26 Sheet2.F22:Sheet2.G26" chart:data-source-has-labels="column" svg:x="1.229cm" svg:y="0.106cm" svg:width="6.614cm" svg:height="4.121cm">
          <chart:coordinate-region svg:x="2.141cm" svg:y="0.305cm" svg:width="5.515cm" svg:height="3.275cm"/>
          <chart:axis chart:dimension="x" chart:name="primary-x" chart:style-name="ch4" chartooo:axis-type="auto">
            <chartooo:date-scale/>
            <chart:title svg:x="3.143cm" svg:y="4.333cm" chart:style-name="ch5">
              <text:p>Simulation Interval</text:p>
            </chart:title>
            <chart:categories table:cell-range-address="Sheet2.A22:Sheet2.A26"/>
          </chart:axis>
          <chart:axis chart:dimension="y" chart:name="primary-y" chart:style-name="ch4">
            <chart:title svg:x="0.451cm" svg:y="2.567cm" chart:style-name="ch6">
              <text:p>PDR</text:p>
            </chart:title>
            <chart:grid chart:style-name="ch7" chart:class="major"/>
          </chart:axis>
          <chart:series chart:style-name="ch8" chart:values-cell-range-address="Sheet2.F22:Sheet2.F26" chart:class="chart:line">
            <chart:data-point chart:repeated="5"/>
          </chart:series>
          <chart:series chart:style-name="ch9" chart:values-cell-range-address="Sheet2.G22:Sheet2.G26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2.A22:Sheet2.A26</svg:desc>
                </draw:g>
              </table:table-cell>
              <table:table-cell office:value-type="float" office:value="2.159918">
                <text:p>2.159918</text:p>
                <draw:g>
                  <svg:desc>Sheet2.F22:Sheet2.F26</svg:desc>
                </draw:g>
              </table:table-cell>
              <table:table-cell office:value-type="float" office:value="2.162423">
                <text:p>2.162423</text:p>
                <draw:g>
                  <svg:desc>Sheet2.G22:Sheet2.G26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163054">
                <text:p>2.163054</text:p>
              </table:table-cell>
              <table:table-cell office:value-type="float" office:value="2.161453">
                <text:p>2.16145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.164214">
                <text:p>2.164214</text:p>
              </table:table-cell>
              <table:table-cell office:value-type="float" office:value="2.177829">
                <text:p>2.17782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.170439">
                <text:p>2.170439</text:p>
              </table:table-cell>
              <table:table-cell office:value-type="float" office:value="2.180467">
                <text:p>2.18046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.165">
                <text:p>2.165</text:p>
              </table:table-cell>
              <table:table-cell office:value-type="float" office:value="2.174287">
                <text:p>2.17428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column-mapping="0" chart:style-name="ch1">
        <chart:legend chart:legend-position="end" svg:x="13.146cm" svg:y="4.204cm" style:legend-expansion="high" chart:style-name="ch2"/>
        <chart:plot-area chart:style-name="ch3" table:cell-range-address="Sheet1.A8:Sheet1.B11" chart:data-source-has-labels="column" svg:x="1.33cm" svg:y="0.18cm" svg:width="11.497cm" svg:height="7.665cm">
          <chart:coordinate-region svg:x="2.057cm" svg:y="0.379cm" svg:width="10.398cm" svg:height="6.819cm"/>
          <chart:axis chart:dimension="x" chart:name="primary-x" chart:style-name="ch4" chartooo:axis-type="auto">
            <chart:title svg:x="6.174cm" svg:y="8.025cm" chart:style-name="ch5">
              <text:p>Packet Size</text:p>
            </chart:title>
            <chart:categories table:cell-range-address="Sheet1.A8:Sheet1.A11"/>
          </chart:axis>
          <chart:axis chart:dimension="y" chart:name="primary-y" chart:style-name="ch6">
            <chart:title svg:x="0.451cm" svg:y="4.903cm" chart:style-name="ch7">
              <text:p>Throughput</text:p>
            </chart:title>
            <chart:grid chart:style-name="ch8" chart:class="major"/>
          </chart:axis>
          <chart:series chart:style-name="ch9" chart:values-cell-range-address="Sheet1.B8:Sheet1.B11" chart:class="chart:scatter">
            <chart:domain table:cell-range-address="Sheet1.A8:Sheet1.A11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256">
                <text:p>256</text:p>
                <draw:g>
                  <svg:desc>Sheet1.A8:Sheet1.A11</svg:desc>
                </draw:g>
              </table:table-cell>
              <table:table-cell office:value-type="float" office:value="256">
                <text:p>256</text:p>
                <draw:g>
                  <svg:desc>Sheet1.A8:Sheet1.A11</svg:desc>
                </draw:g>
              </table:table-cell>
              <table:table-cell office:value-type="float" office:value="1.826168">
                <text:p>1.826168</text:p>
                <draw:g>
                  <svg:desc>Sheet1.B8:Sheet1.B11</svg:desc>
                </draw:g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3.646501">
                <text:p>3.646501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2048">
                <text:p>2048</text:p>
              </table:table-cell>
              <table:table-cell office:value-type="float" office:value="4.489695">
                <text:p>4.489695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8192">
                <text:p>8192</text:p>
              </table:table-cell>
              <table:table-cell office:value-type="float" office:value="4.490392">
                <text:p>4.4903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7.943cm" svg:height="4.468cm" xlink:href=".." xlink:type="simple" chart:class="chart:line" chart:style-name="ch1">
        <chart:title svg:x="3.491cm" svg:y="0.225cm" chart:style-name="ch2">
          <text:p>Low</text:p>
        </chart:title>
        <chart:legend chart:legend-position="end" svg:x="5.091cm" svg:y="1.686cm" style:legend-expansion="high" chart:style-name="ch3"/>
        <chart:plot-area chart:style-name="ch4" table:cell-range-address="Sheet2.A4:Sheet2.C8" chart:data-source-has-labels="column" svg:x="1.169cm" svg:y="1.093cm" svg:width="3.764cm" svg:height="2.305cm">
          <chart:coordinate-region svg:x="1.605cm" svg:y="1.292cm" svg:width="3.141cm" svg:height="1.459cm"/>
          <chart:axis chart:dimension="x" chart:name="primary-x" chart:style-name="ch5" chartooo:axis-type="auto">
            <chartooo:date-scale/>
            <chart:title svg:x="1.658cm" svg:y="3.487cm" chart:style-name="ch6">
              <text:p>Simulation Interval</text:p>
            </chart:title>
            <chart:categories table:cell-range-address="Sheet2.A4:Sheet2.A8"/>
          </chart:axis>
          <chart:axis chart:dimension="y" chart:name="primary-y" chart:style-name="ch5">
            <chart:title svg:x="0.451cm" svg:y="3.136cm" chart:style-name="ch7">
              <text:p>Congestion</text:p>
            </chart:title>
            <chart:grid chart:style-name="ch8" chart:class="major"/>
          </chart:axis>
          <chart:series chart:style-name="ch9" chart:values-cell-range-address="Sheet2.B4:Sheet2.B8" chart:class="chart:line">
            <chart:data-point chart:repeated="5"/>
          </chart:series>
          <chart:series chart:style-name="ch10" chart:values-cell-range-address="Sheet2.C4:Sheet2.C8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2.A4:Sheet2.A8</svg:desc>
                </draw:g>
              </table:table-cell>
              <table:table-cell office:value-type="float" office:value="3.3">
                <text:p>3.3</text:p>
                <draw:g>
                  <svg:desc>Sheet2.B4:Sheet2.B8</svg:desc>
                </draw:g>
              </table:table-cell>
              <table:table-cell office:value-type="float" office:value="3.2">
                <text:p>3.2</text:p>
                <draw:g>
                  <svg:desc>Sheet2.C4:Sheet2.C8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5">
                <text:p>1.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3">
                <text:p>1.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844cm" svg:height="4.943cm" xlink:href=".." xlink:type="simple" chart:class="chart:line" chart:style-name="ch1">
        <chart:legend chart:legend-position="end" svg:x="4.992cm" svg:y="1.923cm" style:legend-expansion="high" chart:style-name="ch2"/>
        <chart:plot-area chart:style-name="ch3" table:cell-range-address="Sheet2.A4:Sheet2.A8 Sheet2.D4:Sheet2.E8" chart:data-source-has-labels="column" svg:x="1.167cm" svg:y="0.098cm" svg:width="3.669cm" svg:height="3.766cm">
          <chart:coordinate-region svg:x="2.265cm" svg:y="0.297cm" svg:width="2.384cm" svg:height="2.92cm"/>
          <chart:axis chart:dimension="x" chart:name="primary-x" chart:style-name="ch4" chartooo:axis-type="auto">
            <chartooo:date-scale/>
            <chart:title svg:x="1.608cm" svg:y="3.962cm" chart:style-name="ch5">
              <text:p>Simulation Interval</text:p>
            </chart:title>
            <chart:categories table:cell-range-address="Sheet2.A4:Sheet2.A8"/>
          </chart:axis>
          <chart:axis chart:dimension="y" chart:name="primary-y" chart:style-name="ch4">
            <chart:title svg:x="0.451cm" svg:y="2.753cm" chart:style-name="ch6">
              <text:p>Overhead</text:p>
            </chart:title>
            <chart:grid chart:style-name="ch7" chart:class="major"/>
          </chart:axis>
          <chart:series chart:style-name="ch8" chart:values-cell-range-address="Sheet2.D4:Sheet2.D8" chart:class="chart:line">
            <chart:data-point chart:repeated="5"/>
          </chart:series>
          <chart:series chart:style-name="ch9" chart:values-cell-range-address="Sheet2.E4:Sheet2.E8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2.A4:Sheet2.A8</svg:desc>
                </draw:g>
              </table:table-cell>
              <table:table-cell office:value-type="float" office:value="0.494308">
                <text:p>0.494308</text:p>
                <draw:g>
                  <svg:desc>Sheet2.D4:Sheet2.D8</svg:desc>
                </draw:g>
              </table:table-cell>
              <table:table-cell office:value-type="float" office:value="0.495023">
                <text:p>0.495023</text:p>
                <draw:g>
                  <svg:desc>Sheet2.E4:Sheet2.E8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00333">
                <text:p>0.500333</text:p>
              </table:table-cell>
              <table:table-cell office:value-type="float" office:value="0.499601">
                <text:p>0.49960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00423">
                <text:p>0.500423</text:p>
              </table:table-cell>
              <table:table-cell office:value-type="float" office:value="0.500214">
                <text:p>0.50021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50006">
                <text:p>0.50006</text:p>
              </table:table-cell>
              <table:table-cell office:value-type="float" office:value="0.499664">
                <text:p>0.49966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499638">
                <text:p>0.499638</text:p>
              </table:table-cell>
              <table:table-cell office:value-type="float" office:value="0.499693">
                <text:p>0.49969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119cm" svg:height="4.571cm" xlink:href=".." xlink:type="simple" chart:class="chart:line" chart:style-name="ch1">
        <chart:legend chart:legend-position="end" svg:x="5.24cm" svg:y="1.737cm" style:legend-expansion="high" chart:style-name="ch2"/>
        <chart:plot-area chart:style-name="ch3" table:cell-range-address="Sheet2.A4:Sheet2.A8 Sheet2.F4:Sheet2.G8" chart:data-source-has-labels="column" svg:x="1.173cm" svg:y="0.091cm" svg:width="3.905cm" svg:height="3.408cm">
          <chart:coordinate-region svg:x="2.271cm" svg:y="0.29cm" svg:width="2.62cm" svg:height="2.562cm"/>
          <chart:axis chart:dimension="x" chart:name="primary-x" chart:style-name="ch4" chartooo:axis-type="auto">
            <chartooo:date-scale/>
            <chart:title svg:x="1.732cm" svg:y="3.59cm" chart:style-name="ch5">
              <text:p>Simulation Interval</text:p>
            </chart:title>
            <chart:categories table:cell-range-address="Sheet2.A4:Sheet2.A8"/>
          </chart:axis>
          <chart:axis chart:dimension="y" chart:name="primary-y" chart:style-name="ch4">
            <chart:title svg:x="0.451cm" svg:y="2.196cm" chart:style-name="ch6">
              <text:p>PDR</text:p>
            </chart:title>
            <chart:grid chart:style-name="ch7" chart:class="major"/>
          </chart:axis>
          <chart:series chart:style-name="ch8" chart:values-cell-range-address="Sheet2.F4:Sheet2.F8" chart:class="chart:line">
            <chart:data-point chart:repeated="5"/>
          </chart:series>
          <chart:series chart:style-name="ch9" chart:values-cell-range-address="Sheet2.G4:Sheet2.G8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2.A4:Sheet2.A8</svg:desc>
                </draw:g>
              </table:table-cell>
              <table:table-cell office:value-type="float" office:value="1.993122">
                <text:p>1.993122</text:p>
                <draw:g>
                  <svg:desc>Sheet2.F4:Sheet2.F8</svg:desc>
                </draw:g>
              </table:table-cell>
              <table:table-cell office:value-type="float" office:value="1.993225">
                <text:p>1.993225</text:p>
                <draw:g>
                  <svg:desc>Sheet2.G4:Sheet2.G8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001941">
                <text:p>2.0019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998792">
                <text:p>1.9987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99831">
                <text:p>1.99831</text:p>
              </table:table-cell>
              <table:table-cell office:value-type="float" office:value="1.997805">
                <text:p>1.99780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.000966">
                <text:p>2.000966</text:p>
              </table:table-cell>
              <table:table-cell office:value-type="float" office:value="1.999755">
                <text:p>1.9997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648cm" svg:height="4.995cm" xlink:href=".." xlink:type="simple" chart:class="chart:line" chart:style-name="ch1">
        <chart:legend chart:legend-position="end" svg:x="6.796cm" svg:y="1.949cm" style:legend-expansion="high" chart:style-name="ch2"/>
        <chart:plot-area chart:style-name="ch3" table:cell-range-address="Sheet2.A13:Sheet2.C17" chart:data-source-has-labels="column" svg:x="1.203cm" svg:y="0.099cm" svg:width="5.401cm" svg:height="3.816cm">
          <chart:coordinate-region svg:x="1.824cm" svg:y="0.298cm" svg:width="4.593cm" svg:height="2.97cm"/>
          <chart:axis chart:dimension="x" chart:name="primary-x" chart:style-name="ch4" chartooo:axis-type="auto">
            <chartooo:date-scale/>
            <chart:title svg:x="2.51cm" svg:y="4.014cm" chart:style-name="ch5">
              <text:p>Simulation Interval</text:p>
            </chart:title>
            <chart:categories table:cell-range-address="Sheet2.A13:Sheet2.A17"/>
          </chart:axis>
          <chart:axis chart:dimension="y" chart:name="primary-y" chart:style-name="ch4">
            <chart:title svg:x="0.451cm" svg:y="2.898cm" chart:style-name="ch6">
              <text:p>Congestion</text:p>
            </chart:title>
            <chart:grid chart:style-name="ch7" chart:class="major"/>
          </chart:axis>
          <chart:series chart:style-name="ch8" chart:values-cell-range-address="Sheet2.B13:Sheet2.B17" chart:class="chart:line">
            <chart:data-point chart:repeated="5"/>
          </chart:series>
          <chart:series chart:style-name="ch9" chart:values-cell-range-address="Sheet2.C13:Sheet2.C17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2.A13:Sheet2.A17</svg:desc>
                </draw:g>
              </table:table-cell>
              <table:table-cell office:value-type="float" office:value="11.2">
                <text:p>11.2</text:p>
                <draw:g>
                  <svg:desc>Sheet2.B13:Sheet2.B17</svg:desc>
                </draw:g>
              </table:table-cell>
              <table:table-cell office:value-type="float" office:value="11.4">
                <text:p>11.4</text:p>
                <draw:g>
                  <svg:desc>Sheet2.C13:Sheet2.C17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.5">
                <text:p>10.5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2.7">
                <text:p>12.7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.8">
                <text:p>10.8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.9">
                <text:p>11.9</text:p>
              </table:table-cell>
              <table:table-cell office:value-type="float" office:value="8.6">
                <text:p>8.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714cm" svg:height="5.021cm" xlink:href=".." xlink:type="simple" chart:class="chart:line" chart:style-name="ch1">
        <chart:legend chart:legend-position="end" svg:x="5.862cm" svg:y="1.962cm" style:legend-expansion="high" chart:style-name="ch2"/>
        <chart:plot-area chart:style-name="ch3" table:cell-range-address="Sheet2.A13:Sheet2.A17 Sheet2.D13:Sheet2.E17" chart:data-source-has-labels="column" svg:x="1.185cm" svg:y="0.1cm" svg:width="4.503cm" svg:height="3.84cm">
          <chart:coordinate-region svg:x="2.283cm" svg:y="0.299cm" svg:width="3.218cm" svg:height="2.994cm"/>
          <chart:axis chart:dimension="x" chart:name="primary-x" chart:style-name="ch4" chartooo:axis-type="auto">
            <chartooo:date-scale/>
            <chart:title svg:x="2.043cm" svg:y="4.04cm" chart:style-name="ch5">
              <text:p>Simulation Interval</text:p>
            </chart:title>
            <chart:categories table:cell-range-address="Sheet2.A13:Sheet2.A17"/>
          </chart:axis>
          <chart:axis chart:dimension="y" chart:name="primary-y" chart:style-name="ch4">
            <chart:title svg:x="0.451cm" svg:y="2.792cm" chart:style-name="ch6">
              <text:p>Overhead</text:p>
            </chart:title>
            <chart:grid chart:style-name="ch7" chart:class="major"/>
          </chart:axis>
          <chart:series chart:style-name="ch8" chart:values-cell-range-address="Sheet2.D13:Sheet2.D17" chart:class="chart:line">
            <chart:data-point chart:repeated="5"/>
          </chart:series>
          <chart:series chart:style-name="ch9" chart:values-cell-range-address="Sheet2.E13:Sheet2.E17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2.A13:Sheet2.A17</svg:desc>
                </draw:g>
              </table:table-cell>
              <table:table-cell office:value-type="float" office:value="0.494036">
                <text:p>0.494036</text:p>
                <draw:g>
                  <svg:desc>Sheet2.D13:Sheet2.D17</svg:desc>
                </draw:g>
              </table:table-cell>
              <table:table-cell office:value-type="float" office:value="0.495005">
                <text:p>0.495005</text:p>
                <draw:g>
                  <svg:desc>Sheet2.E13:Sheet2.E17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98337">
                <text:p>0.498337</text:p>
              </table:table-cell>
              <table:table-cell office:value-type="float" office:value="0.498418">
                <text:p>0.49841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498979">
                <text:p>0.498979</text:p>
              </table:table-cell>
              <table:table-cell office:value-type="float" office:value="0.499515">
                <text:p>0.49951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498491">
                <text:p>0.498491</text:p>
              </table:table-cell>
              <table:table-cell office:value-type="float" office:value="0.498812">
                <text:p>0.49881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500252">
                <text:p>0.500252</text:p>
              </table:table-cell>
              <table:table-cell office:value-type="float" office:value="0.499773">
                <text:p>0.49977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595cm" svg:height="5.397cm" xlink:href=".." xlink:type="simple" chart:class="chart:line" chart:style-name="ch1">
        <chart:legend chart:legend-position="end" svg:x="6.743cm" svg:y="2.15cm" style:legend-expansion="high" chart:style-name="ch2"/>
        <chart:plot-area chart:style-name="ch3" table:cell-range-address="Sheet2.A22:Sheet2.C26" chart:data-source-has-labels="column" svg:x="1.202cm" svg:y="0.107cm" svg:width="5.35cm" svg:height="4.202cm">
          <chart:coordinate-region svg:x="1.823cm" svg:y="0.306cm" svg:width="4.542cm" svg:height="3.356cm"/>
          <chart:axis chart:dimension="x" chart:name="primary-x" chart:style-name="ch4" chartooo:axis-type="auto">
            <chartooo:date-scale/>
            <chart:title svg:x="2.484cm" svg:y="4.416cm" chart:style-name="ch5">
              <text:p>Simulation Interval</text:p>
            </chart:title>
            <chart:categories table:cell-range-address="Sheet2.A22:Sheet2.A26"/>
          </chart:axis>
          <chart:axis chart:dimension="y" chart:name="primary-y" chart:style-name="ch4">
            <chart:title svg:x="0.451cm" svg:y="3.099cm" chart:style-name="ch6">
              <text:p>Congestion</text:p>
            </chart:title>
            <chart:grid chart:style-name="ch7" chart:class="major"/>
          </chart:axis>
          <chart:series chart:style-name="ch8" chart:values-cell-range-address="Sheet2.B22:Sheet2.B26" chart:class="chart:line">
            <chart:data-point chart:repeated="5"/>
          </chart:series>
          <chart:series chart:style-name="ch9" chart:values-cell-range-address="Sheet2.C22:Sheet2.C26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2.A22:Sheet2.A26</svg:desc>
                </draw:g>
              </table:table-cell>
              <table:table-cell office:value-type="float" office:value="19.6">
                <text:p>19.6</text:p>
                <draw:g>
                  <svg:desc>Sheet2.B22:Sheet2.B26</svg:desc>
                </draw:g>
              </table:table-cell>
              <table:table-cell office:value-type="float" office:value="14.3">
                <text:p>14.3</text:p>
                <draw:g>
                  <svg:desc>Sheet2.C22:Sheet2.C26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.4">
                <text:p>14.4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9.3">
                <text:p>19.3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7">
                <text:p>17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4.6">
                <text:p>14.6</text:p>
              </table:table-cell>
              <table:table-cell office:value-type="float" office:value="16.1">
                <text:p>16.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654cm" svg:height="4.868cm" xlink:href=".." xlink:type="simple" chart:class="chart:line" chart:style-name="ch1">
        <chart:legend chart:legend-position="end" svg:x="5.775cm" svg:y="1.886cm" style:legend-expansion="high" chart:style-name="ch2"/>
        <chart:plot-area chart:style-name="ch3" table:cell-range-address="Sheet2.A13:Sheet2.A17 Sheet2.F13:Sheet2.G17" chart:data-source-has-labels="column" svg:x="1.184cm" svg:y="0.097cm" svg:width="4.418cm" svg:height="3.693cm">
          <chart:coordinate-region svg:x="2.282cm" svg:y="0.296cm" svg:width="3.133cm" svg:height="2.847cm"/>
          <chart:axis chart:dimension="x" chart:name="primary-x" chart:style-name="ch4" chartooo:axis-type="auto">
            <chartooo:date-scale/>
            <chart:title svg:x="2cm" svg:y="3.887cm" chart:style-name="ch5">
              <text:p>Simulation Interval</text:p>
            </chart:title>
            <chart:categories table:cell-range-address="Sheet2.A13:Sheet2.A17"/>
          </chart:axis>
          <chart:axis chart:dimension="y" chart:name="primary-y" chart:style-name="ch4">
            <chart:title svg:x="0.451cm" svg:y="2.344cm" chart:style-name="ch6">
              <text:p>PDR</text:p>
            </chart:title>
            <chart:grid chart:style-name="ch7" chart:class="major"/>
          </chart:axis>
          <chart:series chart:style-name="ch8" chart:values-cell-range-address="Sheet2.F13:Sheet2.F17" chart:class="chart:line">
            <chart:data-point chart:repeated="5"/>
          </chart:series>
          <chart:series chart:style-name="ch9" chart:values-cell-range-address="Sheet2.G13:Sheet2.G17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2.A13:Sheet2.A17</svg:desc>
                </draw:g>
              </table:table-cell>
              <table:table-cell office:value-type="float" office:value="1.991223">
                <text:p>1.991223</text:p>
                <draw:g>
                  <svg:desc>Sheet2.F13:Sheet2.F17</svg:desc>
                </draw:g>
              </table:table-cell>
              <table:table-cell office:value-type="float" office:value="1.992705">
                <text:p>1.992705</text:p>
                <draw:g>
                  <svg:desc>Sheet2.G13:Sheet2.G17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998714">
                <text:p>1.998714</text:p>
              </table:table-cell>
              <table:table-cell office:value-type="float" office:value="1.997473">
                <text:p>1.99747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997389">
                <text:p>1.997389</text:p>
              </table:table-cell>
              <table:table-cell office:value-type="float" office:value="1.997739">
                <text:p>1.99773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99776">
                <text:p>1.99776</text:p>
              </table:table-cell>
              <table:table-cell office:value-type="float" office:value="1.998786">
                <text:p>1.99878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.000106">
                <text:p>2.000106</text:p>
              </table:table-cell>
              <table:table-cell office:value-type="float" office:value="1.998288">
                <text:p>1.99828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